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fo:font-weight="bold"/>
    </style:style>
    <style:style style:name="P15" style:family="paragraph" style:parent-style-name="Default_20_Text">
      <style:text-properties style:font-name="Times New Roman1" fo:font-size="12pt" style:font-name-asian="Times New Roman1" style:font-size-asian="12pt" style:font-name-complex="Times New Roman1" style:font-size-complex="12pt"/>
    </style:style>
    <style:style style:name="P16"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7"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18" style:family="paragraph" style:parent-style-name="Text_20_Body_20_Single">
      <style:paragraph-properties fo:margin-left="0.5in" fo:margin-right="0in" fo:margin-top="0in" fo:margin-bottom="0in" fo:text-indent="0in" style:auto-text-indent="false"/>
    </style:style>
    <style:style style:name="P19"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27"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style>
    <style:style style:name="P30" style:family="paragraph" style:parent-style-name="Text_20_Body_20_Single">
      <style:paragraph-properties fo:margin-top="0in" fo:margin-bottom="0in"/>
    </style:style>
    <style:style style:name="P31" style:family="paragraph" style:parent-style-name="Text_20_Body_20_Single">
      <style:paragraph-properties fo:margin-top="0in" fo:margin-bottom="0in"/>
      <style:text-properties style:font-name="Times New Roman"/>
    </style:style>
    <style:style style:name="P32" style:family="paragraph" style:parent-style-name="Text_20_Body_20_Single">
      <style:paragraph-properties fo:margin-top="0in" fo:margin-bottom="0in"/>
      <style:text-properties style:font-name="Times New Roman" fo:font-style="italic" style:font-style-asian="italic" style:font-style-complex="italic"/>
    </style:style>
    <style:style style:name="P33" style:family="paragraph" style:parent-style-name="Text_20_Body_20_Single">
      <style:paragraph-properties fo:margin-top="0in" fo:margin-bottom="0in"/>
      <style:text-properties fo:font-style="italic" style:font-style-asian="italic" style:font-style-complex="italic"/>
    </style:style>
    <style:style style:name="P34" style:family="paragraph" style:parent-style-name="Text_20_Body_20_Single">
      <style:paragraph-properties fo:margin-top="0in" fo:margin-bottom="0in"/>
      <style:text-properties fo:font-style="italic" fo:font-weight="normal" style:font-style-asian="italic" style:font-style-complex="italic"/>
    </style:style>
    <style:style style:name="P35"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36" style:family="paragraph" style:parent-style-name="Default_20_Text">
      <style:paragraph-properties fo:margin-top="0in" fo:margin-bottom="0in"/>
      <style:text-properties style:font-name="Times New Roman"/>
    </style:style>
    <style:style style:name="P37"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39" style:family="paragraph" style:parent-style-name="Default_20_Text">
      <style:paragraph-properties fo:margin-left="-0.2429in" fo:margin-right="0in" fo:text-indent="0in" style:auto-text-indent="false"/>
      <style:text-properties style:font-name="Times New Roman"/>
    </style:style>
    <style:style style:name="P40"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1" style:family="paragraph" style:parent-style-name="Text_20_Body_20_Single" style:list-style-name="L1">
      <style:paragraph-properties fo:margin-top="0in" fo:margin-bottom="0in"/>
      <style:text-properties style:font-name="Times New Roman"/>
    </style:style>
    <style:style style:name="P42" style:family="paragraph" style:parent-style-name="Text_20_Body_20_Single" style:list-style-name="L1">
      <style:paragraph-properties fo:margin-top="0in" fo:margin-bottom="0in"/>
      <style:text-properties style:font-name="Times New Roman"/>
    </style:style>
    <style:style style:name="P43" style:family="paragraph" style:parent-style-name="Text_20_Body_20_Single" style:list-style-name="L2">
      <style:paragraph-properties fo:margin-top="0in" fo:margin-bottom="0in"/>
      <style:text-properties style:font-name="Times New Roman"/>
    </style:style>
    <style:style style:name="P44" style:family="paragraph" style:parent-style-name="Text_20_Body_20_Single" style:list-style-name="L2">
      <style:paragraph-properties fo:margin-top="0in" fo:margin-bottom="0in"/>
      <style:text-properties style:font-name="Times New Roman" fo:font-style="normal" fo:font-weight="bold"/>
    </style:style>
    <style:style style:name="P45" style:family="paragraph" style:parent-style-name="Text_20_Body_20_Single" style:list-style-name="L2">
      <style:paragraph-properties fo:margin-top="0in" fo:margin-bottom="0in"/>
      <style:text-properties style:font-name="Times New Roman"/>
    </style:style>
    <style:style style:name="P46" style:family="paragraph" style:parent-style-name="Text_20_Body_20_Single" style:list-style-name="L2">
      <style:paragraph-properties fo:margin-top="0in" fo:margin-bottom="0in"/>
      <style:text-properties style:font-name="Times New Roman"/>
    </style:style>
    <style:style style:name="P47"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48"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49"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50" style:family="paragraph" style:parent-style-name="Text_20_Body_20_Single" style:list-style-name="L2">
      <style:paragraph-properties fo:margin-top="0in" fo:margin-bottom="0in"/>
      <style:text-properties style:font-name="Times New Roman"/>
    </style:style>
    <style:style style:name="P51" style:family="paragraph" style:parent-style-name="Text_20_Body_20_Single" style:list-style-name="L2">
      <style:paragraph-properties fo:margin-top="0in" fo:margin-bottom="0in"/>
      <style:text-properties style:font-name="Times New Roman"/>
    </style:style>
    <style:style style:name="P52" style:family="paragraph" style:parent-style-name="Text_20_Body_20_Single" style:list-style-name="L2">
      <style:paragraph-properties fo:margin-top="0in" fo:margin-bottom="0in"/>
      <style:text-properties style:font-name="Times New Roman"/>
    </style:style>
    <style:style style:name="P53" style:family="paragraph" style:parent-style-name="Text_20_Body_20_Single" style:list-style-name="L2">
      <style:paragraph-properties fo:margin-top="0in" fo:margin-bottom="0in"/>
      <style:text-properties style:font-name="Times New Roman"/>
    </style:style>
    <style:style style:name="P54" style:family="paragraph" style:parent-style-name="Text_20_Body_20_Single" style:list-style-name="L1">
      <style:paragraph-properties fo:margin-top="0in" fo:margin-bottom="0in"/>
    </style:style>
    <style:style style:name="P55" style:family="paragraph" style:parent-style-name="Text_20_Body_20_Single" style:list-style-name="L1">
      <style:paragraph-properties fo:margin-top="0in" fo:margin-bottom="0in"/>
    </style:style>
    <style:style style:name="P56" style:family="paragraph" style:parent-style-name="Text_20_Body_20_Single" style:list-style-name="L2">
      <style:paragraph-properties fo:margin-top="0in" fo:margin-bottom="0in"/>
    </style:style>
    <style:style style:name="P57" style:family="paragraph" style:parent-style-name="Text_20_Body_20_Single" style:list-style-name="L2">
      <style:paragraph-properties fo:margin-top="0in" fo:margin-bottom="0in"/>
    </style:style>
    <style:style style:name="P58" style:family="paragraph" style:parent-style-name="Text_20_Body_20_Single" style:list-style-name="L2">
      <style:paragraph-properties fo:margin-top="0in" fo:margin-bottom="0in"/>
      <style:text-properties fo:font-style="italic" style:font-style-asian="italic" style:font-style-complex="italic"/>
    </style:style>
    <style:style style:name="P59" style:family="paragraph" style:parent-style-name="Text_20_Body_20_Single" style:list-style-name="L3">
      <style:paragraph-properties fo:margin-top="0in" fo:margin-bottom="0in"/>
      <style:text-properties fo:font-style="italic" style:font-style-asian="italic" style:font-style-complex="italic"/>
    </style:style>
    <style:style style:name="P60" style:family="paragraph" style:parent-style-name="Text_20_Body_20_Single" style:list-style-name="L3">
      <style:paragraph-properties fo:margin-top="0in" fo:margin-bottom="0in"/>
      <style:text-properties fo:font-style="italic" style:font-style-asian="italic" style:font-style-complex="italic"/>
    </style:style>
    <style:style style:name="P61" style:family="paragraph" style:parent-style-name="Text_20_Body_20_Single" style:list-style-name="L3">
      <style:paragraph-properties fo:margin-top="0in" fo:margin-bottom="0in"/>
      <style:text-properties fo:font-style="italic" style:font-style-asian="italic" style:font-style-complex="italic"/>
    </style:style>
    <style:style style:name="P62" style:family="paragraph" style:parent-style-name="Text_20_Body_20_Single" style:list-style-name="L2">
      <style:paragraph-properties fo:margin-top="0in" fo:margin-bottom="0in"/>
    </style:style>
    <style:style style:name="P63" style:family="paragraph" style:parent-style-name="Text_20_Body_20_Single" style:list-style-name="L2">
      <style:paragraph-properties fo:margin-top="0in" fo:margin-bottom="0in"/>
    </style:style>
    <style:style style:name="P64" style:family="paragraph" style:parent-style-name="Text_20_Body_20_Single" style:list-style-name="L2">
      <style:paragraph-properties fo:margin-top="0in" fo:margin-bottom="0in"/>
    </style:style>
    <style:style style:name="P65" style:family="paragraph" style:parent-style-name="Text_20_Body_20_Single" style:list-style-name="L2">
      <style:paragraph-properties fo:margin-top="0in" fo:margin-bottom="0in"/>
    </style:style>
    <style:style style:name="P66" style:family="paragraph" style:parent-style-name="Text_20_Body_20_Single" style:list-style-name="L2">
      <style:paragraph-properties fo:margin-top="0in" fo:margin-bottom="0in"/>
    </style:style>
    <style:style style:name="P67" style:family="paragraph" style:parent-style-name="Text_20_Body_20_Single" style:list-style-name="L2">
      <style:paragraph-properties fo:margin-top="0in" fo:margin-bottom="0in"/>
    </style:style>
    <style:style style:name="P68" style:family="paragraph" style:parent-style-name="Text_20_Body_20_Single" style:list-style-name="L2">
      <style:paragraph-properties fo:margin-top="0in" fo:margin-bottom="0in"/>
    </style:style>
    <style:style style:name="P69" style:family="paragraph" style:parent-style-name="Text_20_Body_20_Single" style:list-style-name="L2">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style>
    <style:style style:name="P73" style:family="paragraph" style:parent-style-name="Text_20_Body_20_Single" style:list-style-name="L2">
      <style:paragraph-properties fo:margin-top="0in" fo:margin-bottom="0in"/>
    </style:style>
    <style:style style:name="P74"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75" style:family="paragraph" style:parent-style-name="Text_20_Body_20_Single" style:list-style-name="L2">
      <style:paragraph-properties fo:margin-top="0in" fo:margin-bottom="0in"/>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3">
      <style:paragraph-properties fo:margin-top="0in" fo:margin-bottom="0in"/>
    </style:style>
    <style:style style:name="P81" style:family="paragraph" style:parent-style-name="Text_20_Body_20_Single" style:list-style-name="L3">
      <style:paragraph-properties fo:margin-top="0in" fo:margin-bottom="0in"/>
    </style:style>
    <style:style style:name="P82" style:family="paragraph" style:parent-style-name="Text_20_Body_20_Single" style:list-style-name="L3">
      <style:paragraph-properties fo:margin-top="0in" fo:margin-bottom="0in"/>
    </style:style>
    <style:style style:name="P83" style:family="paragraph" style:parent-style-name="Text_20_Body_20_Single" style:list-style-name="L3">
      <style:paragraph-properties fo:margin-top="0in" fo:margin-bottom="0in"/>
    </style:style>
    <style:style style:name="P84" style:family="paragraph" style:parent-style-name="Text_20_Body_20_Single" style:list-style-name="L3">
      <style:paragraph-properties fo:margin-top="0in" fo:margin-bottom="0in"/>
    </style:style>
    <style:style style:name="P85" style:family="paragraph" style:parent-style-name="Text_20_Body_20_Single" style:list-style-name="L3">
      <style:paragraph-properties fo:margin-top="0in" fo:margin-bottom="0in"/>
    </style:style>
    <style:style style:name="P86" style:family="paragraph" style:parent-style-name="Text_20_Body_20_Single" style:list-style-name="L3">
      <style:paragraph-properties fo:margin-top="0in" fo:margin-bottom="0in"/>
    </style:style>
    <style:style style:name="P87" style:family="paragraph" style:parent-style-name="Text_20_Body_20_Single" style:list-style-name="L3">
      <style:paragraph-properties fo:margin-top="0in" fo:margin-bottom="0in"/>
    </style:style>
    <style:style style:name="P88" style:family="paragraph" style:parent-style-name="Text_20_Body_20_Single" style:list-style-name="L3">
      <style:paragraph-properties fo:margin-top="0in" fo:margin-bottom="0in"/>
    </style:style>
    <style:style style:name="P89" style:family="paragraph" style:parent-style-name="Text_20_Body_20_Single" style:list-style-name="L3">
      <style:paragraph-properties fo:margin-top="0in" fo:margin-bottom="0in"/>
    </style:style>
    <style:style style:name="P90" style:family="paragraph" style:parent-style-name="Text_20_Body_20_Single" style:list-style-name="L2">
      <style:paragraph-properties fo:margin-left="0in" fo:margin-right="0in" fo:margin-top="0in" fo:margin-bottom="0in" fo:text-indent="0in" style:auto-text-indent="false"/>
    </style:style>
    <style:style style:name="P91"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92"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3"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4"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95" style:family="paragraph" style:parent-style-name="Text_20_Body_20_Single" style:list-style-name="L2">
      <style:paragraph-properties fo:margin-left="0in" fo:margin-right="0in" fo:margin-top="0in" fo:margin-bottom="0in" fo:text-indent="0in" style:auto-text-indent="false"/>
    </style:style>
    <style:style style:name="P96" style:family="paragraph" style:parent-style-name="Text_20_Body_20_Single" style:list-style-name="L2">
      <style:paragraph-properties fo:margin-left="0in" fo:margin-right="0in" fo:margin-top="0in" fo:margin-bottom="0in" fo:text-indent="0in" style:auto-text-indent="false"/>
    </style:style>
    <style:style style:name="P97" style:family="paragraph" style:parent-style-name="Text_20_Body_20_Single" style:list-style-name="L2">
      <style:paragraph-properties fo:margin-left="0.5in" fo:margin-right="0in" fo:margin-top="0in" fo:margin-bottom="0in" fo:text-indent="0in" style:auto-text-indent="false"/>
    </style:style>
    <style:style style:name="P98"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99"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10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01" style:family="paragraph" style:parent-style-name="Body_20_Text_20_First_20_Indent" style:list-style-name="L7">
      <style:paragraph-properties fo:margin-left="0in" fo:margin-right="0in" fo:text-indent="0in" style:auto-text-indent="false"/>
    </style:style>
    <style:style style:name="P102" style:family="paragraph" style:parent-style-name="Body_20_Text_20_First_20_Indent" style:list-style-name="L5"/>
    <style:style style:name="P103" style:family="paragraph" style:parent-style-name="Body_20_Text_20_First_20_Indent" style:list-style-name="L5"/>
    <style:style style:name="P104" style:family="paragraph" style:parent-style-name="Body_20_Text_20_First_20_Indent" style:list-style-name="L5"/>
    <style:style style:name="P105" style:family="paragraph" style:parent-style-name="Default_20_Text" style:list-style-name="L2"/>
    <style:style style:name="P10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0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1"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2"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13"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14" style:family="paragraph" style:parent-style-name="Default_20_Text" style:list-style-name="L2"/>
    <style:style style:name="P115" style:family="paragraph" style:parent-style-name="Default_20_Text" style:list-style-name="L6"/>
    <style:style style:name="P116" style:family="paragraph" style:parent-style-name="Default_20_Text" style:list-style-name="L6"/>
    <style:style style:name="P117" style:family="paragraph" style:parent-style-name="Default_20_Text" style:list-style-name="L6"/>
    <style:style style:name="P118" style:family="paragraph" style:parent-style-name="Default_20_Text" style:list-style-name="L6"/>
    <style:style style:name="P119" style:family="paragraph" style:parent-style-name="Default_20_Text" style:list-style-name="L6"/>
    <style:style style:name="P120" style:family="paragraph" style:parent-style-name="Default_20_Text" style:list-style-name="L6"/>
    <style:style style:name="P121" style:family="paragraph" style:parent-style-name="Default_20_Text" style:list-style-name="L6"/>
    <style:style style:name="P122" style:family="paragraph" style:parent-style-name="Default_20_Text" style:list-style-name="L6"/>
    <style:style style:name="P12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2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125" style:family="paragraph" style:parent-style-name="Default_20_Text">
      <style:paragraph-properties fo:margin-left="0in" fo:margin-right="0in" fo:text-indent="0in" style:auto-text-indent="false"/>
    </style:style>
    <style:style style:name="P126" style:family="paragraph" style:parent-style-name="Default_20_Text" style:list-style-name="L4">
      <style:paragraph-properties fo:margin-left="0in" fo:margin-right="0in" fo:text-indent="0in" style:auto-text-indent="false"/>
    </style:style>
    <style:style style:name="P127" style:family="paragraph" style:parent-style-name="Default_20_Text" style:list-style-name="L4">
      <style:paragraph-properties fo:margin-left="0in" fo:margin-right="0in" fo:text-indent="0in" style:auto-text-indent="false"/>
    </style:style>
    <style:style style:name="P128"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29"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30"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31"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2"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33"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34" style:family="paragraph" style:parent-style-name="Default_20_Text" style:list-style-name="L4">
      <style:paragraph-properties fo:margin-left="0in" fo:margin-right="0in" fo:text-indent="0in" style:auto-text-indent="false"/>
    </style:style>
    <style:style style:name="P135" style:family="paragraph" style:parent-style-name="Default_20_Text" style:list-style-name="L4">
      <style:paragraph-properties fo:margin-left="0in" fo:margin-right="0in" fo:text-indent="0in" style:auto-text-indent="false"/>
    </style:style>
    <style:style style:name="P136" style:family="paragraph" style:parent-style-name="Default_20_Text" style:list-style-name="L4">
      <style:paragraph-properties fo:margin-left="0in" fo:margin-right="0in" fo:text-indent="0in" style:auto-text-indent="false"/>
    </style:style>
    <style:style style:name="P137"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8"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39" style:family="paragraph" style:parent-style-name="Default_20_Text" style:list-style-name="L4">
      <style:paragraph-properties fo:margin-left="0in" fo:margin-right="0in" fo:text-indent="0in" style:auto-text-indent="false"/>
    </style:style>
    <style:style style:name="P140" style:family="paragraph" style:parent-style-name="Default_20_Text" style:list-style-name="L4">
      <style:paragraph-properties fo:margin-left="0in" fo:margin-right="0in" fo:text-indent="0in" style:auto-text-indent="false"/>
    </style:style>
    <style:style style:name="P141"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2"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3" style:family="paragraph" style:parent-style-name="Default_20_Text" style:list-style-name="L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44" style:family="paragraph" style:parent-style-name="Text_20_body">
      <style:paragraph-properties fo:margin-left="0.5in" fo:margin-right="0in" fo:margin-top="0in" fo:margin-bottom="0in" fo:text-indent="0in" style:auto-text-indent="false"/>
    </style:style>
    <style:style style:name="P14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6" style:family="paragraph" style:parent-style-name="Contents_20_2">
      <style:paragraph-properties>
        <style:tab-stops>
          <style:tab-stop style:position="5.5252in" style:type="right" style:leader-style="dotted" style:leader-text="."/>
        </style:tab-stops>
      </style:paragraph-properties>
    </style:style>
    <style:style style:name="P147" style:family="paragraph" style:parent-style-name="Standard" style:list-style-name="L2">
      <style:paragraph-properties fo:margin-top="0in" fo:margin-bottom="0in"/>
      <style:text-properties style:font-name="Times New Roman" fo:background-color="transparen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italic" style:font-weight-asian="normal" style:font-style-complex="italic" style:font-weight-complex="normal"/>
    </style:style>
    <style:style style:name="T7" style:family="text">
      <style:text-properties fo:font-style="normal" style:font-style-asian="italic" style:font-style-complex="italic"/>
    </style:style>
    <style:style style:name="T8" style:family="text">
      <style:text-properties fo:font-style="normal" fo:font-weight="bold" style:font-style-asian="italic" style:font-style-complex="italic"/>
    </style:style>
    <style:style style:name="T9" style:family="text">
      <style:text-properties fo:language="en" fo:country="US"/>
    </style:style>
    <style:style style:name="T10" style:family="text">
      <style:text-properties style:font-name="Times New Roman"/>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italic" fo:font-weight="normal" style:font-style-asian="italic" style:font-weight-asian="normal" style:font-style-complex="italic" style:font-weight-complex="normal"/>
    </style:style>
    <style:style style:name="T13" style:family="text">
      <style:text-properties style:font-name="Times New Roman" fo:font-style="normal" style:font-style-asian="normal" style:font-style-complex="normal"/>
    </style:style>
    <style:style style:name="T14" style:family="text">
      <style:text-properties style:font-name="Times New Roman" fo:font-style="normal" fo:font-weight="normal" style:font-style-asian="italic" style:font-weight-asian="normal" style:font-style-complex="italic" style:font-weight-complex="normal"/>
    </style:style>
    <style:style style:name="T15" style:family="text">
      <style:text-properties style:font-name="Times New Roman" fo:font-style="normal" fo:font-weight="bold"/>
    </style:style>
    <style:style style:name="T16" style:family="text">
      <style:text-properties style:font-name="Times New Roman" fo:font-style="normal" fo:font-weight="bold" style:font-style-asian="italic" style:font-style-complex="italic"/>
    </style:style>
    <style:style style:name="T17" style:family="text">
      <style:text-properties style:font-name="Times New Roman" fo:font-size="12pt" fo:background-color="transparent" style:font-name-asian="Arial1" style:font-size-asian="12pt" style:font-name-complex="Arial1" style:font-size-complex="12pt"/>
    </style:style>
    <style:style style:name="T18"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19"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0" style:family="text">
      <style:text-properties style:font-name="Times New Roman" fo:font-size="12pt" fo:font-style="italic" style:font-size-asian="12pt" style:font-style-asian="italic" style:font-size-complex="12pt" style:font-style-complex="italic"/>
    </style:style>
    <style:style style:name="T21"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2"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3"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4" style:family="text">
      <style:text-properties style:font-name="Times New Roman" fo:font-size="12pt" fo:font-style="normal" fo:background-color="transparent" style:font-style-asian="italic" style:font-style-complex="italic"/>
    </style:style>
    <style:style style:name="T25" style:family="text">
      <style:text-properties style:font-name="Times New Roman" fo:font-size="12pt" fo:font-style="normal" style:font-size-asian="12pt" style:font-style-asian="normal" style:font-size-complex="12pt" style:font-style-complex="normal"/>
    </style:style>
    <style:style style:name="T26" style:family="text">
      <style:text-properties style:font-name="Times New Roman" fo:font-size="12pt" fo:font-style="normal" fo:font-weight="bold" fo:background-color="transparent" style:font-style-asian="italic" style:font-style-complex="italic"/>
    </style:style>
    <style:style style:name="T27" style:family="text">
      <style:text-properties style:font-name="Times New Roman" fo:font-weight="bold"/>
    </style:style>
    <style:style style:name="T28" style:family="text">
      <style:text-properties fo:font-size="10pt"/>
    </style:style>
    <style:style style:name="T29" style:family="text">
      <style:text-properties fo:font-size="10pt" fo:background-color="transparent"/>
    </style:style>
    <style:style style:name="T30" style:family="text">
      <style:text-properties fo:font-size="10pt" fo:font-style="italic" fo:background-color="transparent" style:font-style-asian="italic" style:font-style-complex="italic"/>
    </style:style>
    <style:style style:name="T31" style:family="text">
      <style:text-properties fo:font-size="10pt" fo:font-style="italic" style:font-style-asian="italic" style:font-style-complex="italic"/>
    </style:style>
    <style:style style:name="T32" style:family="text">
      <style:text-properties fo:font-size="10pt" fo:font-style="italic" style:font-size-asian="12pt" style:font-style-asian="italic" style:font-size-complex="12pt" style:font-style-complex="italic"/>
    </style:style>
    <style:style style:name="T33" style:family="text">
      <style:text-properties fo:font-size="10pt" fo:font-style="normal" style:font-size-asian="12pt" style:font-style-asian="normal" style:font-size-complex="12pt" style:font-style-complex="normal"/>
    </style:style>
    <style:style style:name="T34" style:family="text">
      <style:text-properties fo:font-weight="bold"/>
    </style:style>
    <style:style style:name="T35" style:family="text">
      <style:text-properties style:font-name="Courier New4" fo:font-size="10pt" fo:font-style="italic" fo:background-color="transparent" style:font-style-asian="italic" style:font-style-complex="italic"/>
    </style:style>
    <style:style style:name="T36" style:family="text">
      <style:text-properties style:font-name="Courier New3" fo:font-size="10pt" fo:background-color="transparent"/>
    </style:style>
    <style:style style:name="T37"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8"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39"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0" style:family="text">
      <style:text-properties fo:font-weight="normal" style:font-weight-asian="normal" style:font-weight-complex="normal"/>
    </style:style>
    <style:style style:name="T41" style:family="text">
      <style:text-properties style:font-name="Times New Roman2" fo:font-style="italic" fo:background-color="transparent" style:font-size-asian="9pt" style:font-style-asian="italic" style:font-size-complex="9pt" style:font-style-complex="italic"/>
    </style:style>
    <style:style style:name="T42" style:family="text">
      <style:text-properties style:font-name="Courier New1" fo:font-size="9pt" style:font-size-asian="9pt" style:font-size-complex="9pt"/>
    </style:style>
    <style:style style:name="T43" style:family="text">
      <style:text-properties style:font-name="Times New Roman3" fo:font-size="12pt" fo:font-style="italic" fo:background-color="transparent" style:font-size-asian="9pt" style:font-style-asian="italic" style:font-size-complex="9pt" style:font-style-complex="italic"/>
    </style:style>
    <style:style style:name="T44" style:family="text">
      <style:text-properties style:font-name="Times New Roman3" fo:font-style="normal" fo:background-color="transparent" style:font-style-asian="normal" style:font-style-complex="normal"/>
    </style:style>
    <style:style style:name="T45" style:family="text">
      <style:text-properties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XCAT 2 MySQL Setup</text:p>
      <text:p text:style-name="P2"><text:s/></text:p>
      <text:p text:style-name="P10">Date: 11/09/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45"><text:a xlink:type="simple" xlink:href="#1.Switch to  MySQL on the Management Node|outline">1.0 Switch to <text:s/>MySQL on the Management Node<text:tab/>1</text:a></text:p>
          <text:p text:style-name="P146"><text:a xlink:type="simple" xlink:href="#1.1.Install MySQL|outline">1.1 Install MySQL<text:tab/>1</text:a></text:p>
          <text:p text:style-name="P146"><text:a xlink:type="simple" xlink:href="#1.2.Configure and migrate xCAT  to MySQL using mysqlsetup script|outline">1.2 Configure and migrate xCAT <text:s/>to MySQL using mysqlsetup script<text:tab/>3</text:a></text:p>
          <text:p text:style-name="P146"><text:a xlink:type="simple" xlink:href="#1.3.Configure MySQL manually|outline">1.3 Configure MySQL manually<text:tab/>3</text:a></text:p>
          <text:p text:style-name="P146"><text:a xlink:type="simple" xlink:href="#1.4.Migrate xCAT data to MySQL|outline">1.4 Migrate xCAT data to MySQL<text:tab/>8</text:a></text:p>
          <text:p text:style-name="P146"><text:a xlink:type="simple" xlink:href="#1.5.Add ODBC support|outline">1.5 Add ODBC support<text:tab/>9</text:a></text:p>
          <text:p text:style-name="P146"><text:a xlink:type="simple" xlink:href="#1.6.Removing MySQL database|outline">1.6 Removing MySQL database<text:tab/>13</text:a></text:p>
          <text:p text:style-name="P146"><text:a xlink:type="simple" xlink:href="#1.7.Migrate to new level MySQL|outline">1.7 Migrate to new level MySQL<text:tab/>13</text:a></text:p>
          <text:p text:style-name="P146"><text:a xlink:type="simple" xlink:href="#1.8.References|outline">1.8 References<text:tab/>14</text:a></text:p>
        </text:index-body>
      </text:table-of-content>
      <text:p text:style-name="P11"/>
      <text:p text:style-name="P12"/>
      <text:p text:style-name="P13"/>
      <text:h text:style-name="Heading_20_1" text:outline-level="1">Switch to <text:s/>MySQL on the Management Node</text:h>
      <text:p text:style-name="Default_20_Text"/>
      <text:list text:style-name="RTF_5f_Num_20_4">
        <text:list-header>
          <text:p text:style-name="P123">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5"><text:a xlink:type="simple" xlink:href="http://dev.mysql.com/doc/refman/5.1/en/index.html">http://dev.mysql.com/doc/refman/5.1/en/index.html</text:a></text:p>
      <text:p text:style-name="P15"/>
      <text:p text:style-name="P124"><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125">On AIX: The xCAT RPM called<text:span text:style-name="T2"> xcat-mysql</text:span> is provided to help simplify the installation of MySQL on an AIX system. Download the x<text:span text:style-name="T2">cat-mysql-2.*.gz. </text:span><text:span text:style-name="T5">From this website:</text:span><text:span text:style-name="T2"> </text:span><text:line-break/><text:line-break/><text:a xlink:type="simple" xlink:href="https://sourceforge.net/projects/xcat/files/">https://sourceforge.net/projects/xcat/files/</text:a></text:p>
      <text:p text:style-name="P125"><text:line-break/>Unzip and untar it in the location of your choice. The <text:span text:style-name="T2">xcat-mysql </text:span><text:span text:style-name="T5">post processing will automatically unwrap MySQL in the </text:span><text:span text:style-name="T2">/usr/local </text:span><text:span text:style-name="T5">directory and will create a link for </text:span><text:span text:style-name="T2">/usr/local/mysql</text:span><text:span text:style-name="T5">. It will also update the PATH environment variable in the</text:span><text:span text:style-name="T2"> /etc/profile</text:span><text:span text:style-name="T5"> file.<text:line-break/><text:line-break/> <text:s text:c="11"/></text:span><text:span text:style-name="T2">gunzip <text:s/>xcat-mysql-2*.gz</text:span></text:p>
      <text:p text:style-name="P16">tar -xvf xcat-mysql-2*.tar</text:p>
      <text:p text:style-name="P16">./instmysql <text:line-break/></text:p>
      <text:p text:style-name="P141">On Redhat/Fedora: MySQL comes as part of the OS. Ensure that the following rpms are installed on your Management <text:s/>Node:<text:line-break/><text:line-break/> <text:s text:c="11"/><text:span text:style-name="T2">perl-DBD-MySQL*</text:span></text:p>
      <text:p text:style-name="P16">mysql-server-5.*</text:p>
      <text:p text:style-name="P16">mysql-5.*</text:p>
      <text:p text:style-name="P16">mysql-devel-5.*</text:p>
      <text:p text:style-name="P16">mysql-bench-5.*</text:p>
      <text:p text:style-name="P16">mysql-5.*</text:p>
      <text:p text:style-name="P16">mysql-connector-odbc-*</text:p>
      <text:p text:style-name="P16">mysql-devel-5.*</text:p>
      <text:p text:style-name="P16"/>
      <text:p text:style-name="P141">On SLES: MySQL comes as part of the OS. Ensure that the following rpms are installed on your Management <text:s/>Node:<text:line-break/></text:p>
      <text:p text:style-name="P17">mysql-client-5*</text:p>
      <text:p text:style-name="P9"><text:s text:c="12"/>libmysqlclient_r15*</text:p>
      <text:p text:style-name="P17">libqt4-sql-mysql-4*</text:p>
      <text:p text:style-name="P17">libmysqlclient15-5*</text:p>
      <text:p text:style-name="P17">perl-DBD-mysql-4*</text:p>
      <text:p text:style-name="P17">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1">This section takes you through setting up the the MySQL environment, starting the server and connecting to the interactive <text:span text:style-name="T9">program</text:span> to create server definitions and perform queries.</text:p>
      <text:p text:style-name="P31"/>
      <text:p text:style-name="P31">This example assumes:</text:p>
      <text:p text:style-name="P31"/>
      <text:list text:style-name="L1">
        <text:list-item>
          <text:p text:style-name="P41">Management Node: <text:span text:style-name="T2">mn20</text:span></text:p>
        </text:list-item>
        <text:list-item>
          <text:p text:style-name="P41">xCAT <text:span text:style-name="T9">database name</text:span>:<text:span text:style-name="T2"> xcatdb</text:span></text:p>
        </text:list-item>
        <text:list-item>
          <text:p text:style-name="P54"><text:span text:style-name="T10">Database user id used by xCAT for access: </text:span><text:span text:style-name="T11">xcatadmin</text:span></text:p>
        </text:list-item>
        <text:list-item>
          <text:p text:style-name="P54"><text:span text:style-name="T10">Database password for xcatadmin: </text:span><text:span text:style-name="T11">xcat201</text:span></text:p>
        </text:list-item>
      </text:list>
      <text:p text:style-name="P31"/>
      <text:p text:style-name="P31">Substitute your addresses and desired database administration, password and database name as appropriate.</text:p>
      <text:p text:style-name="P31"><text:s/><text:span text:style-name="T34">All of the following steps should be run logged into the Management Node as root. <text:s/></text:span></text:p>
      <text:p text:style-name="P31"/>
      <text:list text:style-name="L2">
        <text:list-item>
          <text:p text:style-name="P90"><text:span text:style-name="T10">Create a user id and group that will run the MySQL server.<text:line-break/><text:line-break/>On AIX, create the mysql user and groups, that will be used to run </text:span>mysql:<text:span text:style-name="T10"><text:line-break/></text:span><text:span text:style-name="T2"><text:line-break/>mkgroup mysql<text:line-break/>mkuser pgrp=mysql mysql <text:line-break/><text:line-break/></text:span><text:span text:style-name="T5">Additionally on AIX, </text:span><text:span text:style-name="T13">update the mysql file permissions:<text:line-break/><text:line-break/></text:span><text:span text:style-name="T11">cd /usr/local/mysql</text:span></text:p>
          <text:p text:style-name="P91">chown -R mysql .</text:p>
          <text:p text:style-name="P90"><text:span text:style-name="T2">chgrp -R mysql .<text:line-break/><text:line-break/></text:span><text:soft-page-break/><text:span text:style-name="T5">On Linux: The mysql user id <text:s/>and group already exists, and the permissions are already correct when MySQL is installed. <text:s/></text:span></text:p>
          <text:p text:style-name="P97"/>
        </text:list-item>
        <text:list-item>
          <text:p text:style-name="P56"><text:span text:style-name="T10">Using the mysql userid, execute the script that will create the MySQL data directory and initialize the grant tables.<text:line-break/></text:span><text:span text:style-name="T10"><text:line-break/></text:span><text:span text:style-name="T13">On AIX:</text:span><text:span text:style-name="T11"> /usr/local/mysql/</text:span><text:span text:style-name="T2">scripts/mysql_install_db --user=mysql</text:span></text:p>
        </text:list-item>
      </text:list>
      <text:p text:style-name="P18">On Linux: <text:span text:style-name="T2">/usr/bin/mysql_install_db --user=mysql</text:span></text:p>
      <text:list text:style-name="L2" text:continue-numbering="true">
        <text:list-header>
          <text:p text:style-name="P43"/>
        </text:list-header>
        <text:list-item>
          <text:p text:style-name="P44"><text:reference-mark-start text:name="1.Edit server configuration file so that it runs in ASCI-QUOTES mode."/>Edit server configuration file so that it runs in <text:span text:style-name="T45">ANSI-QUOTES</text:span> mode.<text:reference-mark-end text:name="1.Edit server configuration file so that it runs in ASCI-QUOTES mode."/></text:p>
          <text:p text:style-name="P105"><text:line-break/>On AIX:<text:span text:style-name="T12"> cp /usr/local/mysql/support-files/my-large.cnf <text:s/>/etc/my.cnf</text:span></text:p>
          <text:p text:style-name="P106"><text:line-break/>Then on both AIX and Linux under the section:</text:p>
          <text:p text:style-name="P106"># The MySQL server</text:p>
          <text:p text:style-name="P106">[mysqld]</text:p>
          <text:p text:style-name="P106"/>
          <text:p text:style-name="P105"><text:span text:style-name="T14">add the following line:<text:line-break/><text:line-break/></text:span><text:span text:style-name="T12">sql_mode=ANSI_QUOTES </text:span></text:p>
          <text:p text:style-name="P113"/>
        </text:list-item>
        <text:list-item>
          <text:p text:style-name="P106">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06">For additional system variables that can be set <text:s/>go to: <text:line-break/></text:p>
          <text:p text:style-name="P106"><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43">On AIX, update the data directory ownership permission to mysql. All other mysql install directories should be owned by root. </text:p>
        </text:list-item>
      </text:list>
      <text:p text:style-name="P20"><text:line-break/>cd /usr/local/mysql</text:p>
      <text:p text:style-name="P25">chown -R root .</text:p>
      <text:p text:style-name="P25">chown -R mysql data<text:line-break/><text:line-break/></text:p>
      <text:list text:style-name="L2" text:continue-numbering="true">
        <text:list-item>
          <text:p text:style-name="P90">Check ulimit settings.</text:p>
        </text:list-item>
      </text:list>
      <text:p text:style-name="P25"><text:line-break/>ulimit -a<text:line-break/>time(seconds) unlimited<text:line-break/><text:soft-page-break/>file(blocks) 2097151<text:line-break/>data(kbytes) 131072<text:line-break/>stack(kbytes) 32768<text:line-break/>memory(kbytes) 32768<text:line-break/>coredump(blocks) 2097151<text:line-break/>nofiles(descriptors) 2000<text:line-break/>threads(per process) unlimited </text:p>
      <text:p text:style-name="P25"/>
      <text:p text:style-name="P29"><text:span text:style-name="Source_20_Text"><text:span text:style-name="T7">If not unlimited, change the ulimit setting to unlimited, for this session. coredump is optional. </text:span></text:span></text:p>
      <text:p text:style-name="P29"><text:span text:style-name="Source_20_Text"><text:span text:style-name="T11"/></text:span></text:p>
      <text:p text:style-name="P29"><text:span text:style-name="Source_20_Text"><text:span text:style-name="T2">ulimit -m unlimited</text:span></text:span></text:p>
      <text:p text:style-name="P29"><text:span text:style-name="Source_20_Text"><text:span text:style-name="T2">ulimit -n unlimited</text:span></text:span></text:p>
      <text:p text:style-name="P29"><text:span text:style-name="Source_20_Text"><text:span text:style-name="T2">ulimit -d unlimited</text:span></text:span></text:p>
      <text:p text:style-name="P29"><text:span text:style-name="Source_20_Text"><text:span text:style-name="T2">ulimit -f unlimited</text:span></text:span></text:p>
      <text:p text:style-name="P29"><text:span text:style-name="Source_20_Text"><text:span text:style-name="T2">ulimit -s unlimited</text:span></text:span></text:p>
      <text:p text:style-name="P29"><text:span text:style-name="Source_20_Text"><text:span text:style-name="T2">ulimit -t unlimited</text:span></text:span></text:p>
      <text:p text:style-name="P18"><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5"><text:line-break/> <text:s text:c="7"/>fsize = -1</text:p>
      <text:p text:style-name="P25"><text:s text:c="8"/>core = -1</text:p>
      <text:p text:style-name="P25"><text:s text:c="8"/>cpu = -1</text:p>
      <text:p text:style-name="P25"><text:s text:c="8"/>data = -1</text:p>
      <text:p text:style-name="P25"><text:s text:c="8"/>rss = -1</text:p>
      <text:p text:style-name="P25"><text:s text:c="8"/>stack = -1</text:p>
      <text:p text:style-name="P25"><text:s text:c="8"/>nofiles = -1</text:p>
      <text:list text:style-name="L2" text:continue-numbering="true">
        <text:list-header>
          <text:p text:style-name="P43"/>
        </text:list-header>
        <text:list-item>
          <text:p text:style-name="P56"><text:reference-mark-start text:name="Start the MySQL server"/><text:span text:style-name="T27">Start the MySQL server</text:span><text:reference-mark-end text:name="Start the MySQL server"/><text:span text:style-name="T27"> </text:span><text:span text:style-name="T10">(running as root must use the --user option). <text:line-break/>On AIX: </text:span><text:span text:style-name="T11">/usr/local/mysql/</text:span><text:span text:style-name="T2">bin/mysqld_safe --user=mysql &amp; </text:span></text:p>
          <text:p text:style-name="P58"><text:s text:c="2"/>(may need to hit enter to get prompt back)</text:p>
        </text:list-item>
      </text:list>
      <text:p text:style-name="P18">On Linux: <text:line-break/><text:span text:style-name="T2">/usr/bin/mysqld_safe --user=mysql &amp;</text:span> <text:s/><text:line-break/>or<text:line-break/><text:span text:style-name="T2">service mysqld start <text:s text:c="2"/>(on sles service mysql start)</text:span></text:p>
      <text:p text:style-name="P25"/>
      <text:p text:style-name="P26">If you need to stop the MySQL server:</text:p>
      <text:p text:style-name="P26"/>
      <text:p text:style-name="P26">Note the mysql root id must have been setup, see below.</text:p>
      <text:p text:style-name="P27"/>
      <text:list text:style-name="L2" text:continue-numbering="true">
        <text:list-header>
          <text:p text:style-name="P56">On AIX: <text:span text:style-name="T2">/usr/local/mysql/bin/mysqladmin -u root -p shutdown</text:span></text:p>
          <text:p text:style-name="P56"><text:soft-page-break/>On Linux: <text:line-break/><text:span text:style-name="T2">/usr/bin/mysqladmin -u root -p shutdown</text:span></text:p>
        </text:list-header>
      </text:list>
      <text:p text:style-name="P30"><text:s text:c="12"/>or <text:span text:style-name="T8"><text:s text:c="3"/></text:span><text:span text:style-name="T4">service mysqld stop</text:span></text:p>
      <text:p text:style-name="P34"/>
      <text:list text:style-name="L2" text:continue-numbering="true">
        <text:list-header>
          <text:p text:style-name="P147">If command fails, </text:p>
          <text:p text:style-name="P56"><text:line-break/>On AIX, check the /usr/local/mysql/data/mn20.err file. </text:p>
        </text:list-header>
      </text:list>
      <text:p text:style-name="P30"><text:span text:style-name="T4"><text:s text:c="12"/>On Linux, check /var/log/mysqld.log.</text:span><text:span text:style-name="T2"><text:line-break/></text:span><text:span text:style-name="T10"> <text:s text:c="12"/></text:span></text:p>
      <text:list text:style-name="L2" text:continue-numbering="true">
        <text:list-item>
          <text:p text:style-name="P56">Setup MySQL to automatically start after a reboot of the Management Node.</text:p>
          <text:p text:style-name="P56"><text:line-break/>On AIX, add the following line before the xcatd line (so that it starts before it) in the /etc/inittab: </text:p>
          <text:p text:style-name="P56"><text:line-break/><text:span text:style-name="T2">mysql:2:once:/usr/local/mysql/bin/mysqld_safe --user=mysql &amp;</text:span> <text:line-break/>On Linux: <text:span text:style-name="T2">chkconfig mysqld on <text:s/>( on sles chkconfig mysql on)</text:span></text:p>
        </text:list-item>
      </text:list>
      <text:p text:style-name="P30"><text:s text:c="16"/></text:p>
      <text:list text:style-name="L2" text:continue-numbering="true">
        <text:list-item>
          <text:p text:style-name="P56">Set <text:s/>the MySQL root <text:s/>password in the MySQL database</text:p>
          <text:p text:style-name="P56"><text:line-break/>On AIX: <text:span text:style-name="T1">/usr/local/mysql/bin/mysqladmin -u root password 'new-password'</text:span><text:line-break/>On Linux: <text:span text:style-name="T1">/usr/bin/mysqladmin -u root password 'new-password'</text:span><text:line-break/></text:p>
          <text:p text:style-name="P56"><text:s text:c="9"/></text:p>
        </text:list-item>
        <text:list-item>
          <text:p text:style-name="P56"><text:span text:style-name="T10">Log into the MySQL interactive program.<text:line-break/><text:line-break/></text:span><text:span text:style-name="T13">On AIX: </text:span><text:span text:style-name="T11">/usr/local/mysql/bin/mysql <text:s/>-u root -p<text:line-break/></text:span><text:span text:style-name="T13">On Linux:</text:span><text:span text:style-name="T11"> /usr/bin/mysql -u root -p<text:line-break/></text:span><text:span text:style-name="T11"><text:line-break/></text:span></text:p>
        </text:list-item>
      </text:list>
      <text:p text:style-name="P32"/>
      <text:list text:style-name="L2" text:continue-numbering="true">
        <text:list-item>
          <text:p text:style-name="P56"><text:reference-mark-start text:name="Create the xcatdb database "/><text:span text:style-name="T15">Create the </text:span><text:span text:style-name="T16">xcatdb</text:span><text:span text:style-name="T15"> database </text:span><text:reference-mark-end text:name="Create the xcatdb database "/><text:span text:style-name="T10">which will be populated with xCAT data later in this document.</text:span></text:p>
        </text:list-item>
      </text:list>
      <text:p text:style-name="P19"><text:span text:style-name="T5"><text:line-break/>mysql &gt;</text:span><text:span text:style-name="T2"> CREATE DATABASE xcatdb;<text:line-break/></text:span></text:p>
      <text:list text:style-name="L2" text:continue-numbering="true">
        <text:list-item>
          <text:p text:style-name="P56"><text:reference-mark-start text:name="Create the xcatadmin id and password"/><text:span text:style-name="T27">Create the xcatadmin id and password</text:span><text:reference-mark-end text:name="Create the xcatadmin id and password"/><text:span text:style-name="T10"><text:line-break/><text:line-break/></text:span><text:span text:style-name="T29">mysql &gt; </text:span><text:span text:style-name="T30">CREATE USER xcatadmin IDENTIFIED BY 'xcat201';</text:span></text:p>
          <text:p text:style-name="P74"/>
        </text:list-item>
        <text:list-item>
          <text:p text:style-name="P56"><text:reference-mark-start text:name="Create the lists of hosts that will have permission to access the  database."/><text:span text:style-name="T26">Create the lists of hosts that will have permission to access the <text:s/>database.</text:span><text:reference-mark-end text:name="Create the lists of hosts that will have permission to access the  database."/><text:span text:style-name="T24"> First add your Management Node (MN), where the database is running. A good name to use for your MN is the name in the master attribute of the site table. </text:span></text:p>
          <text:p text:style-name="P47">Names must be resolvable hostnames or ip addresses. <text:s/>So in our example, <text:s/>if you run host mn20, make sure it returns mn20 is xxx.xx.xx.xx. <text:s/>If it returns a <text:soft-page-break/>long host name sure as mn20.cluster.net is xxx.xx.xx.xx, <text:s text:c="2"/>then put both the long and short hostname in the database. <text:s/>We assume below the short hostname is resolved to the short hostname. </text:p>
          <text:p text:style-name="P47"/>
          <text:p text:style-name="P56"><text:span text:style-name="T30"><text:line-break/></text:span><text:span text:style-name="T29">mysql &gt; </text:span><text:span text:style-name="T30">GRANT ALL on xcatdb.* TO xcatadmin@mn20 IDENTIFIED BY 'xcat201';</text:span></text:p>
        </text:list-item>
      </text:list>
      <text:p text:style-name="P35"/>
      <text:list text:style-name="L2" text:continue-numbering="true">
        <text:list-header>
          <text:p text:style-name="P49">Next add all other nodes that need access to the database. <text:s text:c="2"/>Service Nodes are required for xCAT hierarchical support. <text:s/>Compute nodes may also need access depending on the application running.</text:p>
          <text:p text:style-name="P56"><text:span text:style-name="T2"><text:line-break/></text:span><text:span text:style-name="T29">mysql &gt; </text:span><text:span text:style-name="T30">GRANT ALL on xcatdb.* TO <text:s/>xcatadmin@&lt;servicenode(s)&gt; IDENTIFIED BY 'xcat201';</text:span> <text:line-break/><text:line-break/><text:span text:style-name="T34">Note: You want to do a GRANT ALL to every ipaddress or nodename that will need to access the database. <text:s/>You can use wildcards as follows:<text:line-break/><text:line-break/></text:span><text:span text:style-name="T29">mysql &gt; </text:span><text:span text:style-name="T30">GRANT ALL on xcatdb.* TO xcatadmin@'%.cluster.net' IDENTIFIED BY 'xcat201';</text:span><text:span text:style-name="T29"><text:line-break/>mysql &gt; </text:span><text:span text:style-name="T30">GRANT ALL on xcatdb.* TO xcatadmin@'8.113.33.%' IDENTIFIED BY 'xcat201';</text:span></text:p>
        </text:list-header>
      </text:list>
      <text:p text:style-name="P37"/>
      <text:list text:style-name="L2" text:continue-numbering="true">
        <text:list-item>
          <text:p text:style-name="P56"><text:span text:style-name="T10">Verify the user table was populated.<text:line-break/><text:line-break/>mysql &gt; </text:span><text:span text:style-name="T11">SELECT host, user FROM mysql.user;<text:line-break/></text:span><text:span text:style-name="T35">+---------------------------+-----------+<text:line-break/>| host <text:s text:c="21"/>| user <text:s text:c="5"/>|<text:line-break/>+---------------------------+-----------+<text:line-break/>| % <text:s text:c="24"/>| xcatadmin |<text:line-break/>| 127.0.0.1 <text:s text:c="16"/>| root <text:s text:c="5"/>|<text:line-break/></text:span><text:span text:style-name="T35">| %cluster.net <text:s text:c="13"/>| xcatadmin |<text:line-break/>| 8.113.33% <text:s text:c="16"/>| xcatadmin |<text:line-break/>| mn20 <text:s text:c="21"/>| xcatadmin |<text:line-break/>| localhost <text:s text:c="16"/>| <text:s text:c="10"/>|<text:line-break/>| localhost <text:s text:c="16"/>| root <text:s text:c="5"/>|<text:line-break/>+---------------------------+-----------+</text:span><text:span text:style-name="T11"><text:line-break/></text:span></text:p>
        </text:list-item>
        <text:list-item>
          <text:p text:style-name="P43">Check system variables.<text:line-break/></text:p>
        </text:list-item>
      </text:list>
      <text:p text:style-name="P31"><text:s text:c="12"/>mysql &gt; <text:span text:style-name="T2">SHOW VARIABLES;</text:span></text:p>
      <text:list text:style-name="L2" text:continue-numbering="true">
        <text:list-header>
          <text:p text:style-name="P43"/>
        </text:list-header>
        <text:list-item>
          <text:p text:style-name="P43">Check the defined databases.<text:line-break/></text:p>
        </text:list-item>
      </text:list>
      <text:p text:style-name="P19">mysql &gt; <text:span text:style-name="T2">SHOW DATABASES;</text:span><text:line-break/><text:span text:style-name="T36">+--------------------+<text:line-break/>| Database <text:s text:c="10"/>|<text:line-break/>+--------------------+<text:line-break/>| information_schema |<text:line-break/>| mysql <text:s text:c="13"/>|<text:line-break/></text:span><text:soft-page-break/><text:span text:style-name="T36">| test <text:s text:c="14"/>|<text:line-break/>| xcatdb <text:s text:c="12"/>|<text:line-break/>+--------------------+</text:span></text:p>
      <text:list text:style-name="L2" text:continue-numbering="true">
        <text:list-header>
          <text:p text:style-name="P98"/>
        </text:list-header>
        <text:list-item>
          <text:p text:style-name="P43">The following shows you how to view the tables. At this point no tables have been defined in the xcatdb yet. Run again after the database is populated.</text:p>
        </text:list-item>
      </text:list>
      <text:p text:style-name="P21"><text:span text:style-name="T5"><text:line-break/>mysql &gt; </text:span>use xcatdb;</text:p>
      <text:p text:style-name="P18"><text:span text:style-name="T13">mysql &gt;</text:span><text:span text:style-name="T11"> SHOW TABLES;<text:line-break/></text:span><text:span text:style-name="T5">mysql &gt;</text:span><text:span text:style-name="T2"> DESCRIBE &lt;table name&gt;;</text:span></text:p>
      <text:p text:style-name="P36"/>
      <text:list text:style-name="L2" text:continue-numbering="true">
        <text:list-item>
          <text:p text:style-name="P56"><text:span text:style-name="T10">Exit out of MySQL.<text:line-break/><text:line-break/></text:span><text:span text:style-name="T13">mysql &gt;</text:span><text:span text:style-name="T11"> quit;</text:span><text:span text:style-name="T10"><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80">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3"/>
      <text:p text:style-name="P33"><text:s text:c="11"/>Note: if you get an error, like “Connection failure: IO::Socket::SSL: connect:</text:p>
      <text:p text:style-name="P33"><text:s text:c="10"/>Connection refused at....,” <text:s text:c="2"/>make sure your xcatd daemon is running. <text:s text:c="2"/></text:p>
      <text:list text:style-name="L3" text:continue-numbering="true">
        <text:list-header>
          <text:p text:style-name="P80"/>
        </text:list-header>
        <text:list-item>
          <text:p text:style-name="P80"><text:reference-mark-start text:name="Creating the /etc/xcat/cfgloc file "/><text:span text:style-name="T34">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80"/>
          <text:p text:style-name="P59">mysql:dbname=xcatdb;host=mn20|xcatadmin|xcat201</text:p>
          <text:p text:style-name="P80"><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0"><text:soft-page-break/></text:p>
      <text:list text:style-name="L3" text:continue-numbering="true">
        <text:list-header>
          <text:p text:style-name="P80">Finally change permissions on the file, <text:s/>so only root can read, to protect the password. <text:line-break/><text:span text:style-name="T2"><text:line-break/>chmod 0600 /etc/xcat/cfgloc </text:span></text:p>
          <text:p text:style-name="P80"/>
        </text:list-header>
        <text:list-item>
          <text:p text:style-name="P80">Restore your database to MySQL. Use bypass mode to <text:span text:style-name="T9">run the</text:span> command without xcatd. <text:s/>This is needed to make sure the data is restored to the MySQL database and not to SQlite.<text:line-break/><text:line-break/><text:span text:style-name="T2">XCATBYPASS=1 restorexCATdb -p ~/xcat-dbback</text:span></text:p>
          <text:p text:style-name="P59"/>
          <text:p text:style-name="P59">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3"/>
      <text:list text:style-name="L3" text:continue-numbering="true">
        <text:list-header>
          <text:p text:style-name="P80"/>
        </text:list-header>
        <text:list-item>
          <text:p text:style-name="P80">Start the xcatd daemon using the MySQL database.<text:line-break/><text:line-break/><text:span text:style-name="T5">On AIX: </text:span><text:span text:style-name="T2">xcatstart<text:line-break/></text:span><text:span text:style-name="T5">On Linux: </text:span><text:span text:style-name="T2">service xcatd restart <text:line-break/></text:span></text:p>
          <text:p text:style-name="P92"><text:span text:style-name="T5"/></text:p>
          <text:p text:style-name="P92"/>
        </text:list-item>
        <text:list-item>
          <text:p text:style-name="P92">Test the database</text:p>
        </text:list-item>
      </text:list>
      <text:p text:style-name="P6"/>
      <text:p text:style-name="P6"><text:s text:c="12"/>tabdump site</text:p>
      <text:p text:style-name="P38"><text:s text:c="4"/></text:p>
      <text:p text:style-name="P7"/>
      <text:h text:style-name="Heading_20_2" text:outline-level="2">Add ODBC support</text:h>
      <text:p text:style-name="P14"/>
      <text:p text:style-name="P14">Note: <text:s/>You only need to follow the steps in this section on adding ODBC support, if you plan to develop C, C++ database applications on the database or run such applications (like LoadLeveler). Otherwise skip to the next section.</text:p>
      <text:p text:style-name="P14"/>
      <text:p text:style-name="P14">As of xCAT 2.3.1 or later, <text:s/>you can use mysqlsetup command in xCAT to perform the operations in steps 2 and 3 below. <text:s text:c="2"/>See manpage for mysqlsetup.<text:line-break/></text:p>
      <text:list text:style-name="L4">
        <text:list-item>
          <text:list>
            <text:list-item>
              <text:p text:style-name="P126">Install ODBC package and MySQL connector.<text:line-break/><text:line-break/><text:span text:style-name="T17">On AIX: You need the </text:span><text:span text:style-name="T18">unixODBC</text:span><text:span text:style-name="T17"> and </text:span><text:span text:style-name="T18">mysql-connector-odbc</text:span><text:span text:style-name="T17"> packages included in the </text:span><text:span text:style-name="T18">dep-aix-xxxx.tar.gz </text:span><text:span text:style-name="T17">file. The </text:span><text:span text:style-name="T18">mysql-connector-odbc</text:span><text:span text:style-name="T17"> package is </text:span><text:soft-page-break/><text:span text:style-name="T17">included in </text:span><text:span text:style-name="T18">xcat-mysql-xxxx.tar.gz</text:span><text:span text:style-name="T17">. Both</text:span><text:span text:style-name="T18"> .gz</text:span><text:span text:style-name="T17"> files were downloaded when was set up the xCAT Management Node. To install the packages use the following </text:span><text:span text:style-name="T17">commands:<text:line-break/></text:span><text:span text:style-name="T17"><text:line-break/></text:span><text:span text:style-name="T18">rpm -i unixODBC-*<text:line-break/>rpm -i mysql-connector-odbc-*<text:line-break/><text:line-break/></text:span><text:span text:style-name="T22">On Linux: These packages come as part of the OS. <text:s/>Please make sure the following packages are installed on your management node. Please refer to </text:span><text:span text:style-name="T22">chapter 2.2.18 of the </text:span><text:a xlink:type="simple" xlink:href="https://xcat.svn.sourceforge.net/svnroot/xcat/xcat-core/trunk/xCAT-client/share/doc/xCAT2top.pdf">xCAT Top Doc</text:a><text:span text:style-name="T38"> for how to get packages from the distro.<text:line-break/></text:span><text:span text:style-name="T38"><text:line-break/>For RedHat and Fedora:<text:line-break/><text:line-break/></text:span><text:span text:style-name="T39">rpm -i unixODBC-*<text:line-break/></text:span><text:span text:style-name="T39">rpm -i mysql-connector-odbc-*<text:line-break/><text:line-break/></text:span><text:span text:style-name="T38">For SLES:<text:line-break/><text:line-break/></text:span><text:span text:style-name="T39">rpm -i unixODBC-*<text:line-break/>rpm -i mysql-client-*<text:line-break/>rpm -i libmysqlclient*<text:line-break/>rpm -i MyODBC-unixODBC-* (</text:span><text:span text:style-name="T38">Please note that MyODBC-unixODBC rpm can be found in SDK CD 1 for SLES 11)<text:line-break/></text:span></text:p>
            </text:list-item>
            <text:list-item>
              <text:p text:style-name="P126">To configure ODBC you need to make changes to the <text:span text:style-name="T2">odbcinst.ini and odbc.ini</text:span> files so that ODBC works with the xCAT database. First u<text:span text:style-name="T40">pdate the </text:span><text:span text:style-name="T3">odbcinst.ini</text:span><text:span text:style-name="T40"> file with the correct </text:span><text:span text:style-name="T2">libmyodbc#.so</text:span><text:span text:style-name="T5"> name.<text:line-break/><text:line-break/></text:span><text:span text:style-name="T22">On AIX, RH and Fedora:</text:span></text:p>
              <text:p text:style-name="P128"/>
              <text:p text:style-name="P126"><text:span text:style-name="T22">First find the ODBC driver. For AIX, RH and Fedora:<text:line-break/></text:span><text:span text:style-name="T18">rpm -ql mysql-connector-odbc<text:line-break/><text:line-break/>vi /etc/odbcinst.ini<text:line-break/></text:span><text:span text:style-name="T37">[MySQL]<text:line-break/>Description = ODBC for MySQL<text:line-break/>Driver <text:s text:c="5"/>= /usr/lib/libmyodbc3.so</text:span><text:span text:style-name="T23"><text:line-break/><text:line-break/></text:span><text:span text:style-name="T22">On SLES: </text:span></text:p>
              <text:p text:style-name="P128"/>
              <text:p text:style-name="P126"><text:span text:style-name="T22">First find the ODBC driver. For SLES:<text:line-break/></text:span><text:span text:style-name="T18">rpm -ql MyODBC-unixODBC <text:line-break/><text:line-break/>vi /etc/unixODBC/odbcinst.ini<text:line-break/></text:span><text:span text:style-name="T37">[MySQL]<text:line-break/></text:span><text:soft-page-break/><text:span text:style-name="T37">Description = ODBC for MySQL<text:line-break/>Driver <text:s text:c="5"/>= /usr/lib64/libmyodbc3.so</text:span><text:span text:style-name="T23"><text:line-break/><text:line-break/></text:span><text:span text:style-name="T22">Then update the </text:span><text:span text:style-name="T18">obdc.ini</text:span><text:span text:style-name="T22"> files with the DSN information for ODBC. <text:s/>Use SERVER, and DATABASE name as defined in the /etc/xcat/cfgloc file. DRIVER and PORT are fixed. <text:line-break/><text:line-break/></text:span><text:span text:style-name="T22">On AIX, RH and Fedora: <text:line-break/></text:span><text:span text:style-name="T18">vi /etc/odbc.ini</text:span></text:p>
              <text:p text:style-name="P126"><text:span text:style-name="T37">[xCATDB]<text:line-break/>Driver <text:s text:c="2"/>= MySQL<text:line-break/></text:span><text:span text:style-name="T37">SERVER <text:s text:c="2"/>= mn20<text:line-break/>PORT <text:s text:c="4"/>= 3306<text:line-break/>DATABASE = xcatdb</text:span><text:span text:style-name="T23"><text:line-break/><text:line-break/>On SLES: <text:line-break/></text:span><text:span text:style-name="T19">vi </text:span><text:span text:style-name="T18">/etc/unixODBC/odbc.ini <text:line-break/></text:span><text:span text:style-name="T37">[xCATDB]<text:line-break/>Driver <text:s text:c="2"/>= MySQL<text:line-break/>SERVER <text:s text:c="2"/>= mn20<text:line-break/>PORT <text:s text:c="4"/>= 3306<text:line-break/>DATABASE = xcatdb</text:span><text:span text:style-name="T23"><text:line-break/></text:span></text:p>
            </text:list-item>
            <text:list-item>
              <text:p text:style-name="P131">Put the xcatadmin id and password for xcatdb database on the root's home directory so that user root will not have to specify them when accessing the database through ODBC. <text:s/><text:span text:style-name="T5">The SERVER, DATABASE, USER and PASSWORD must match was <text:s/>put in the </text:span><text:span text:style-name="T2">/etc/xcat/cfgloc</text:span><text:span text:style-name="T5"> file. <text:line-break/> </text:span><text:line-break/><text:line-break/>v<text:span text:style-name="T41">i <text:s/>~/.odbc.ini</text:span></text:p>
              <text:p text:style-name="P137"><text:line-break/>[xCATDB]<text:line-break/>SERVER = mn20<text:line-break/>DATABASE = xcatdb<text:line-break/>USER <text:s text:c="4"/>= xcatadmin<text:line-break/>PASSWORD = xcat20l</text:p>
              <text:p text:style-name="P137"/>
              <text:p text:style-name="P131"><text:span text:style-name="T5">U</text:span>pdate the permissions <text:s/>for root only read of the file. <text:span text:style-name="T42"><text:line-break/><text:line-break/></text:span><text:span text:style-name="T43">chmod 0600 .odbc.ini</text:span><text:span text:style-name="T42"><text:line-break/></text:span></text:p>
            </text:list-item>
            <text:list-item>
              <text:p text:style-name="P130">Configure the Service Node. <text:span text:style-name="T34">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8"><text:soft-page-break/><text:span text:style-name="T5">AIX: </text:span><text:a xlink:type="simple" xlink:href="https://xcat.svn.sourceforge.net/svnroot/xcat/xcat-core/trunk/xCAT-client/share/doc/xCAT2onAIXUpdates.pdf"><text:span text:style-name="T2">xCAT2onAIXUpdates.pdf</text:span></text:a><text:span text:style-name="T2"><text:line-break/></text:span>Linux: <text:a xlink:type="simple" xlink:href="https://xcat.svn.sourceforge.net/svnroot/xcat/xcat-core/trunk/xCAT-client/share/doc/xCAT2-updatenode.pdf">xCAT2-updatenode.pdf</text:a></text:p>
      <text:p text:style-name="P18"><text:span text:style-name="T2"><text:line-break/></text:span><text:span text:style-name="T25">Then sync the </text:span><text:span text:style-name="T20">odbcinst.ini</text:span><text:span text:style-name="T25"> and </text:span><text:span text:style-name="T20">odbc.ini</text:span><text:span text:style-name="T25"> files to the service nodes. The <text:s/>service is the node group name for all the service nodes.</text:span></text:p>
      <text:p text:style-name="P22"><text:line-break/>On AIX:</text:p>
      <text:p text:style-name="P23"><text:s text:c="4"/>xdcp service -v /etc/odbcinst.ini /etc/odbcinst.ini</text:p>
      <text:p text:style-name="P23"><text:s text:c="4"/>xdcp service <text:s/>-v /etc/odbc.ini /etc/odbc.ini</text:p>
      <text:p text:style-name="P23"><text:s text:c="4"/>xdcp service <text:s/>-v /.odbc.ini /.odbc.ini</text:p>
      <text:p text:style-name="P22"/>
      <text:p text:style-name="P22">On RH and Fedora:</text:p>
      <text:p text:style-name="P23"><text:s text:c="4"/>xdcp service -v /etc/odbcinst.ini <text:s/>/etc/odbcinst.ini</text:p>
      <text:p text:style-name="P23"><text:s text:c="4"/>xdcp service <text:s/>-v /etc/odbc.ini <text:s text:c="2"/>/etc/odbc.ini</text:p>
      <text:p text:style-name="P23"><text:s text:c="4"/>xdcp service <text:s/>-v /root/.odbc.ini <text:s text:c="2"/>/root/.odbc.ini</text:p>
      <text:p text:style-name="P23"/>
      <text:p text:style-name="P22">On SLES</text:p>
      <text:p text:style-name="P23"><text:s text:c="4"/>xdcp service <text:s/>-v /etc/unixODBC/odbcinst.ini <text:s text:c="3"/>/etc/unixODBC/odbcinst.ini</text:p>
      <text:p text:style-name="P23"><text:s text:c="4"/>xdcp service <text:s/>-v /etc/unixODBC/odbc.ini <text:s text:c="4"/>/etc/unixODBC/odbc.ini</text:p>
      <text:p text:style-name="P23"><text:s text:c="4"/>xdcp service <text:s/>-v /root/.odbc.ini <text:s text:c="3"/>/root/.odbc.ini</text:p>
      <text:p text:style-name="P8"/>
      <text:list text:style-name="L4" text:continue-numbering="true">
        <text:list-item>
          <text:list text:continue-numbering="true">
            <text:list-item>
              <text:p text:style-name="P126"><text:span text:style-name="T25">Test the ODBC connection.<text:line-break/><text:line-break/>On AIX, as root: </text:span><text:span text:style-name="T20">/usr/local/bin/isql -v xcatdb<text:line-break/></text:span><text:span text:style-name="T25">or as</text:span><text:span text:style-name="T20"> </text:span><text:span text:style-name="T25">non-root user: </text:span><text:span text:style-name="T20">/usr/local/bin/isql -v xcatdb xcatadmin xcat201</text:span></text:p>
              <text:p text:style-name="P126"><text:span text:style-name="T25">On Linux, as root: </text:span><text:span text:style-name="T20">/usr/bin/isql -v xcatdb<text:line-break/></text:span><text:span text:style-name="T25">or as</text:span><text:span text:style-name="T20"> </text:span><text:span text:style-name="T25">non-root user: </text:span><text:span text:style-name="T20">/usr/bin/isql -v xcatdb xcatadmin xcat201</text:span></text:p>
              <text:p text:style-name="P133"><text:line-break/></text:p>
            </text:list-item>
          </text:list>
        </text:list-item>
      </text:list>
      <text:p text:style-name="P40"/>
      <text:p text:style-name="P40"><text:s text:c="16"/>/usr/local/bin/isql -v xcatdb</text:p>
      <text:p text:style-name="P40"/>
      <text:p text:style-name="P28">+--------------------+<text:line-break/>| Connected! <text:s text:c="8"/>|<text:line-break/>| <text:s text:c="19"/>|<text:line-break/>| sql-statement <text:s text:c="5"/>|<text:line-break/>| help[tablename] <text:s text:c="3"/>|<text:line-break/>| quit <text:s text:c="14"/>|<text:line-break/>+--------------------+</text:p>
      <text:p text:style-name="P40"><text:span text:style-name="T36"><text:s text:c="32"/></text:span><text:s text:c="11"/></text:p>
      <text:p text:style-name="P40"><text:s text:c="17"/><text:span text:style-name="T28">SQL&gt; <text:s/>SHOW TABLES;</text:span> <text:s/></text:p>
      <text:p text:style-name="P40"/>
      <text:p text:style-name="P28">+--------------------+<text:line-break/>| Tables_in_xcatdb <text:s text:c="2"/>|<text:line-break/>|--------------------|<text:line-break/>| . <text:s text:c="17"/>|<text:line-break/>| networks <text:s text:c="10"/>|</text:p>
      <text:p text:style-name="P28"><text:soft-page-break/>| nodelist <text:s text:c="10"/>|</text:p>
      <text:p text:style-name="P28">| site <text:s text:c="14"/>|<text:line-break/>| . <text:s text:c="17"/>|</text:p>
      <text:p text:style-name="P28">| . <text:s text:c="17"/>|<text:line-break/>+--------------------+</text:p>
      <text:p text:style-name="P28"/>
      <text:p text:style-name="P28"/>
      <text:p text:style-name="P28"/>
      <text:p text:style-name="P28">SQL&gt; DESCRIBE site;</text:p>
      <text:p text:style-name="P28">+----------+--------------+------+-----+---------+-------+</text:p>
      <text:p text:style-name="P28">| Field <text:s text:c="3"/>| Type <text:s text:c="8"/>| Null | Key | Default | Extra |</text:p>
      <text:p text:style-name="P28">+----------+--------------+------+-----+---------+-------+</text:p>
      <text:p text:style-name="P28">| key <text:s text:c="5"/>| varchar(128) | NO <text:s text:c="2"/>| PRI | <text:s text:c="8"/>| <text:s text:c="6"/>|</text:p>
      <text:p text:style-name="P28">| value <text:s text:c="3"/>| text <text:s text:c="8"/>| YES <text:s/>| <text:s text:c="4"/>| NULL <text:s text:c="3"/>| <text:s text:c="6"/>|</text:p>
      <text:p text:style-name="P28">| comments | text <text:s text:c="8"/>| YES <text:s/>| <text:s text:c="4"/>| NULL <text:s text:c="3"/>| <text:s text:c="6"/>|</text:p>
      <text:p text:style-name="P28">| disable <text:s/>| text <text:s text:c="8"/>| YES <text:s/>| <text:s text:c="4"/>| NULL <text:s text:c="3"/>| <text:s text:c="6"/>|</text:p>
      <text:p text:style-name="P28">+----------+--------------+------+-----+---------+-------+</text:p>
      <text:p text:style-name="P40"><text:s text:c="10"/></text:p>
      <text:p text:style-name="P39"><text:span text:style-name="T2"><text:line-break/> <text:s text:c="18"/></text:span><text:span text:style-name="T31">SQL</text:span><text:span text:style-name="T33"> &gt;</text:span><text:span text:style-name="T32"> quit;</text:span></text:p>
      <text:p text:style-name="P23"/>
      <text:p text:style-name="P24"/>
      <text:h text:style-name="P3" text:outline-level="2">Removing MySQL database</text:h>
      <text:p text:style-name="P4"/>
      <text:list text:style-name="L5">
        <text:list-item>
          <text:list>
            <text:list-item>
              <text:p text:style-name="P102">To remove the database, <text:s/>first do a backup.<text:line-break/><text:line-break/><text:span text:style-name="T2">mkdir -p ~/xcat-dbback<text:line-break/>dumpxCATdb -p ~/xcat-dbback</text:span></text:p>
            </text:list-item>
            <text:list-item>
              <text:p text:style-name="P102">Now remove the database. <text:s/>When the database is removed there is no undo. Be sure your backup is good. <text:line-break/><text:line-break/>On AIX:<text:span text:style-name="T2">/usr/local/mysql/bin/mysql <text:s/>-u root -p<text:line-break/></text:span><text:span text:style-name="T6">On Linux</text:span><text:span text:style-name="T3">: /usr/bin/mysql -u root -p</text:span></text:p>
            </text:list-item>
            <text:list-item>
              <text:p text:style-name="P102">Remove the database.<text:line-break/><text:line-break/>mysql&gt; <text:span text:style-name="T2">drop database xcatdb; </text:span></text:p>
            </text:list-item>
          </text:list>
        </text:list-item>
      </text:list>
      <text:p text:style-name="Default_20_Text"/>
      <text:h text:style-name="P3"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6">
        <text:list-item>
          <text:list>
            <text:list-item>
              <text:p text:style-name="P115"><text:soft-page-break/>Backup your database. Refer to section <text:span text:style-name="T21">1.3 Migrate xCAT data to MySQL.</text:span><text:line-break/></text:p>
            </text:list-item>
            <text:list-item>
              <text:p text:style-name="P115">Stop the MySQL. Refer to section <text:span text:style-name="T2">1.2 Configure MySQL</text:span>.<text:line-break/></text:p>
            </text:list-item>
            <text:list-item>
              <text:p text:style-name="P115">Stop xcatd daemon.<text:line-break/><text:line-break/><text:span text:style-name="T44">On AIX: </text:span><text:span text:style-name="T2">xcatstop<text:line-break/></text:span><text:span text:style-name="T44">On Linux: </text:span><text:span text:style-name="T2">service xcatd stop<text:line-break/></text:span></text:p>
            </text:list-item>
            <text:list-item>
              <text:p text:style-name="P115">Unlink the previous version of MySQL.<text:line-break/><text:line-break/><text:span text:style-name="T2">cd /usr/local<text:line-break/>rm mysql</text:span><text:line-break/></text:p>
            </text:list-item>
            <text:list-item>
              <text:p text:style-name="P115">Download the latest MySQL as indicated section <text:span text:style-name="T2">1.1 Install MySQL</text:span>.<text:line-break/></text:p>
            </text:list-item>
            <text:list-item>
              <text:p text:style-name="P115">Follow the entire install process outlined in sections <text:span text:style-name="T2">1.1 Install MySQL</text:span><text:span text:style-name="T5"> and</text:span><text:span text:style-name="T2"> 1.2 Configure MySQL</text:span>. You do not need to create the mysql id or group on AIX, since they already exist. You will need to create the /etc/my.cnf file.<text:line-break/></text:p>
            </text:list-item>
            <text:list-item>
              <text:p text:style-name="P115"><text:s/>Restore your database and start xcatd as you did in section <text:span text:style-name="T21">1.3 Migrate xCAT data to MySQL.<text:line-break/></text:span></text:p>
            </text:list-item>
            <text:list-item>
              <text:p text:style-name="P115">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text:style-name="L7">
        <text:list-header>
          <text:p text:style-name="P101"/>
        </text:list-header>
      </text:list>
      <text:h text:style-name="P3" text:outline-level="2">References</text:h>
      <text:p text:style-name="P5"/>
      <text:list text:style-name="L8">
        <text:list-item>
          <text:p text:style-name="P142"><text:a xlink:type="simple" xlink:href="http://www.pantz.org/software/mysql/mysqlcommands.html">http://www.pantz.org/software/mysql/mysqlcommands.html</text:a></text:p>
        </text:list-item>
        <text:list-item>
          <text:p text:style-name="P142"><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3"><draw:text-box fo:min-height="0.1965in"><text:p text:style-name="P1"><text:page-number text:select-page="current">14</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11-09T13:34:32</dc:date>
    <meta:print-date>2009-10-27T14:28:32</meta:print-date>
    <meta:editing-cycles>436</meta:editing-cycles>
    <meta:editing-duration>P5DT10H6M52S</meta:editing-duration>
    <meta:user-defined meta:name="Info 1"/>
    <meta:user-defined meta:name="Info 2"/>
    <meta:user-defined meta:name="Info 3"/>
    <meta:user-defined meta:name="Info 4"/>
    <meta:document-statistic meta:table-count="0" meta:image-count="0" meta:object-count="0" meta:page-count="14" meta:paragraph-count="200" meta:word-count="2857" meta:character-count="18465"/>
  </office:meta>
</office:document-meta>
</file>